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stFile.prepareFilePost( String solrBase , InputStream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stFile.getResponse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File.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File.releaseConn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stFile.getsolr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File.PostFile( String destinationUrl , InputStream src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stFile.getResponseBody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File.post( String destinationUrl , String src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stFile.getResponseBodyAs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File.getSr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File.prepareFilePost( String solrBase , String src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